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111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>
            <text:p>母平均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標本</text:p>
          </table:table-cell>
          <table:table-cell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偏差</text:p>
          </table:table-cell>
          <table:table-cell table:formula="of:= [.B$2] - [.$B$1]" office:value-type="float" office:value="-4">
            <text:p>-4</text:p>
          </table:table-cell>
          <table:table-cell table:style-name="ce4" table:formula="of:= [.C$2] - [.$B$1]" office:value-type="float" office:value="-3">
            <text:p>-3</text:p>
          </table:table-cell>
          <table:table-cell table:style-name="ce4" table:formula="of:= [.D$2] - [.$B$1]" office:value-type="float" office:value="3">
            <text:p>3</text:p>
          </table:table-cell>
          <table:table-cell table:style-name="ce4" table:formula="of:= [.E$2] - [.$B$1]" office:value-type="float" office:value="4">
            <text:p>4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偏差の2乗</text:p>
          </table:table-cell>
          <table:table-cell table:formula="of:= POWER([.B$4]; 2)" office:value-type="float" office:value="16">
            <text:p>16</text:p>
          </table:table-cell>
          <table:table-cell table:style-name="ce4" table:formula="of:= POWER([.C$4]; 2)" office:value-type="float" office:value="9">
            <text:p>9</text:p>
          </table:table-cell>
          <table:table-cell table:style-name="ce4" table:formula="of:= POWER([.D$4]; 2)" office:value-type="float" office:value="9">
            <text:p>9</text:p>
          </table:table-cell>
          <table:table-cell table:style-name="ce4" table:formula="of:= POWER([.E$4]; 2)" office:value-type="float" office:value="16">
            <text:p>16</text:p>
          </table:table-cell>
        </table:table-row>
        <table:table-row table:style-name="ro1">
          <table:table-cell office:value-type="string">
            <text:p>合計</text:p>
          </table:table-cell>
          <table:table-cell table:formula="of:= SUM([.B6:.E6])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V</text:p>
          </table:table-cell>
          <table:table-cell office:value-type="string">
            <text:p>偏差の2乗の合計 / 母分散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カイ2乗分布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自由度</text:p>
          </table:table-cell>
          <table:table-cell table:style-name="ce5" office:value-type="percentage" office:value="0.975">
            <text:p>97.5%</text:p>
          </table:table-cell>
          <table:table-cell table:style-name="ce5" office:value-type="percentage" office:value="0.025">
            <text:p>2.5%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844">
            <text:p>0.4844</text:p>
          </table:table-cell>
          <table:table-cell table:style-name="ce4" office:value-type="float" office:value="11.1433">
            <text:p>11.143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table:number-columns-spanned="1" table:number-rows-spanned="2">
            <text:p>V</text:p>
          </table:table-cell>
          <table:table-cell table:style-name="ce1" office:value-type="string">
            <text:p>下限</text:p>
          </table:table-cell>
          <table:table-cell table:style-name="ce4" table:formula="of:= [.B13]" office:value-type="float" office:value="0.4844">
            <text:p>0.4844</text:p>
          </table:table-cell>
          <table:table-cell table:number-columns-repeated="2"/>
        </table:table-row>
        <table:table-row-group>
          <table:table-row table:style-name="ro1">
            <table:covered-table-cell table:style-name="ce4"/>
            <table:table-cell table:style-name="ce1" office:value-type="string">
              <text:p>上限</text:p>
            </table:table-cell>
            <table:table-cell table:style-name="ce4" table:formula="of:= [.C13]" office:value-type="float" office:value="11.1433">
              <text:p>11.1433</text:p>
            </table:table-cell>
            <table:table-cell table:number-columns-repeated="2"/>
          </table:table-row>
        </table:table-row-group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table:number-columns-spanned="1" table:number-rows-spanned="2">
            <text:p>母分散</text:p>
          </table:table-cell>
          <table:table-cell table:style-name="ce1" office:value-type="string">
            <text:p>下限</text:p>
          </table:table-cell>
          <table:table-cell table:style-name="ce6" table:formula="of:= [.B7] / [.C13]" office:value-type="float" office:value="4.4870011576463">
            <text:p>4.4870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1" office:value-type="string">
            <text:p>上限</text:p>
          </table:table-cell>
          <table:table-cell table:style-name="ce6" table:formula="of:= [.B7] / [.B13]" office:value-type="float" office:value="103.220478943022">
            <text:p>103.220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percentage-style style:name="N111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2019/11/04</text:date>, <text:time>01:5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1-04T01:57:24.30</dc:date>
    <meta:editing-duration>PT1H31M5S</meta:editing-duration>
    <meta:editing-cycles>9</meta:editing-cycles>
    <meta:generator>OpenOffice/4.1.6$Win32 OpenOffice.org_project/416m1$Build-9790</meta:generator>
    <meta:document-statistic meta:table-count="1" meta:cell-count="38" meta:object-count="0"/>
  </office:meta>
</office:document-meta>
</file>